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A1" style:family="table-cell">
      <style:table-cell-properties fo:padding="0.097cm" fo:border-left="0.5pt solid #ff0000" fo:border-right="none" fo:border-top="0.5pt solid #ff0000" fo:border-bottom="0.5pt solid #ff0000" style:writing-mode="page"/>
    </style:style>
    <style:style style:name="Tabela1.F1" style:family="table-cell">
      <style:table-cell-properties fo:padding="0.097cm" fo:border="0.5pt solid #ff0000" style:writing-mode="page"/>
    </style:style>
    <style:style style:name="Tabela1.A2" style:family="table-cell">
      <style:table-cell-properties fo:padding="0.097cm" fo:border-left="0.5pt solid #ff0000" fo:border-right="none" fo:border-top="none" fo:border-bottom="0.5pt solid #ff0000" style:writing-mode="page"/>
    </style:style>
    <style:style style:name="Tabela1.F2" style:family="table-cell">
      <style:table-cell-properties fo:padding="0.097cm" fo:border-left="0.5pt solid #ff0000" fo:border-right="0.5pt solid #ff0000" fo:border-top="none" fo:border-bottom="0.5pt solid #ff0000" style:writing-mode="page"/>
    </style:style>
    <style:style style:name="P1" style:family="paragraph" style:parent-style-name="Standard">
      <style:paragraph-properties fo:text-align="justify" style:justify-single-word="false"/>
      <style:text-properties fo:color="#c9211e" officeooo:rsid="001a0f79" officeooo:paragraph-rsid="001a0f79"/>
    </style:style>
    <style:style style:name="P2" style:family="paragraph" style:parent-style-name="Standard" style:list-style-name="L1">
      <style:paragraph-properties fo:text-align="justify" style:justify-single-word="false"/>
      <style:text-properties fo:color="#c9211e" officeooo:rsid="001a0f79" officeooo:paragraph-rsid="001a0f79"/>
    </style:style>
    <style:style style:name="P3" style:family="paragraph" style:parent-style-name="Standard" style:list-style-name="L1">
      <style:paragraph-properties fo:text-align="justify" style:justify-single-word="false"/>
      <style:text-properties fo:color="#c9211e" officeooo:rsid="001b8e4b" officeooo:paragraph-rsid="001b8e4b"/>
    </style:style>
    <style:style style:name="P4" style:family="paragraph" style:parent-style-name="Standard" style:list-style-name="L12">
      <style:paragraph-properties fo:text-align="justify" style:justify-single-word="false"/>
      <style:text-properties fo:color="#c9211e" officeooo:rsid="001bdfba" officeooo:paragraph-rsid="001bdfba"/>
    </style:style>
    <style:style style:name="P5" style:family="paragraph" style:parent-style-name="Standard" style:list-style-name="L12">
      <style:paragraph-properties fo:text-align="justify" style:justify-single-word="false"/>
      <style:text-properties fo:color="#c9211e" officeooo:rsid="001da01a" officeooo:paragraph-rsid="00284f9b"/>
    </style:style>
    <style:style style:name="P6" style:family="paragraph" style:parent-style-name="Standard" style:list-style-name="L12">
      <style:paragraph-properties fo:text-align="justify" style:justify-single-word="false"/>
      <style:text-properties fo:color="#c9211e" officeooo:rsid="001e3264" officeooo:paragraph-rsid="00284f9b"/>
    </style:style>
    <style:style style:name="P7" style:family="paragraph" style:parent-style-name="Standard" style:list-style-name="L12">
      <style:paragraph-properties fo:text-align="justify" style:justify-single-word="false"/>
      <style:text-properties fo:color="#c9211e" officeooo:rsid="001e3264" officeooo:paragraph-rsid="001e3264"/>
    </style:style>
    <style:style style:name="P8" style:family="paragraph" style:parent-style-name="Standard">
      <style:paragraph-properties fo:text-align="justify" style:justify-single-word="false"/>
      <style:text-properties fo:color="#c9211e" officeooo:rsid="001e3264" officeooo:paragraph-rsid="001e3264"/>
    </style:style>
    <style:style style:name="P9" style:family="paragraph" style:parent-style-name="Standard" style:list-style-name="L1">
      <style:paragraph-properties fo:text-align="justify" style:justify-single-word="false"/>
      <style:text-properties fo:color="#c9211e" officeooo:rsid="00220d78" officeooo:paragraph-rsid="00220d78"/>
    </style:style>
    <style:style style:name="P10" style:family="paragraph" style:parent-style-name="Standard" style:list-style-name="L12">
      <style:paragraph-properties fo:text-align="justify" style:justify-single-word="false"/>
      <style:text-properties fo:color="#c9211e" officeooo:rsid="0025f2b7" officeooo:paragraph-rsid="0025f2b7"/>
    </style:style>
    <style:style style:name="P11" style:family="paragraph" style:parent-style-name="Standard" style:list-style-name="L1">
      <style:paragraph-properties fo:text-align="justify" style:justify-single-word="false"/>
      <style:text-properties fo:color="#c9211e" officeooo:paragraph-rsid="001a0f79"/>
    </style:style>
    <style:style style:name="P12" style:family="paragraph" style:parent-style-name="Standard" style:list-style-name="L11">
      <style:paragraph-properties fo:text-align="justify" style:justify-single-word="false"/>
      <style:text-properties fo:color="#c9211e" officeooo:paragraph-rsid="001a0f79"/>
    </style:style>
    <style:style style:name="P13" style:family="paragraph" style:parent-style-name="Standard" style:list-style-name="L5">
      <style:paragraph-properties fo:text-align="justify" style:justify-single-word="false"/>
      <style:text-properties fo:color="#c9211e" officeooo:paragraph-rsid="00195d37"/>
    </style:style>
    <style:style style:name="P14" style:family="paragraph" style:parent-style-name="Standard">
      <style:paragraph-properties fo:text-align="justify" style:justify-single-word="false"/>
      <style:text-properties fo:color="#c9211e" officeooo:paragraph-rsid="00195d37"/>
    </style:style>
    <style:style style:name="P15" style:family="paragraph" style:parent-style-name="Standard" style:list-style-name="L12">
      <style:paragraph-properties fo:text-align="justify" style:justify-single-word="false"/>
      <style:text-properties fo:color="#c9211e" officeooo:paragraph-rsid="001bdfba"/>
    </style:style>
    <style:style style:name="P16" style:family="paragraph" style:parent-style-name="Standard" style:list-style-name="L14">
      <style:paragraph-properties fo:text-align="justify" style:justify-single-word="false"/>
      <style:text-properties fo:color="#c9211e" officeooo:paragraph-rsid="00284f9b"/>
    </style:style>
    <style:style style:name="P17" style:family="paragraph" style:parent-style-name="Standard">
      <style:paragraph-properties fo:text-align="justify" style:justify-single-word="false"/>
      <style:text-properties fo:color="#c9211e" officeooo:paragraph-rsid="00284f9b"/>
    </style:style>
    <style:style style:name="P18" style:family="paragraph" style:parent-style-name="Standard" style:list-style-name="L15">
      <style:paragraph-properties fo:text-align="justify" style:justify-single-word="false"/>
      <style:text-properties fo:color="#c9211e" officeooo:paragraph-rsid="002cbef2"/>
    </style:style>
    <style:style style:name="P19" style:family="paragraph" style:parent-style-name="Standard">
      <style:paragraph-properties fo:text-align="justify" style:justify-single-word="false"/>
      <style:text-properties officeooo:rsid="00195d37" officeooo:paragraph-rsid="00195d37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officeooo:paragraph-rsid="00117aa0"/>
    </style:style>
    <style:style style:name="P22" style:family="paragraph" style:parent-style-name="Standard">
      <style:paragraph-properties fo:text-align="justify" style:justify-single-word="false"/>
      <style:text-properties officeooo:paragraph-rsid="000abe96"/>
    </style:style>
    <style:style style:name="P23" style:family="paragraph" style:parent-style-name="Standard">
      <style:paragraph-properties fo:text-align="justify" style:justify-single-word="false" fo:break-before="page"/>
    </style:style>
    <style:style style:name="P24" style:family="paragraph" style:parent-style-name="Table_20_Contents">
      <style:paragraph-properties fo:text-align="justify" style:justify-single-word="false"/>
      <style:text-properties fo:color="#c9211e" officeooo:rsid="00220d78" officeooo:paragraph-rsid="00220d78"/>
    </style:style>
    <style:style style:name="P25" style:family="paragraph" style:parent-style-name="Table_20_Contents">
      <style:paragraph-properties fo:text-align="justify" style:justify-single-word="false"/>
      <style:text-properties fo:color="#c9211e" officeooo:rsid="0023823a" officeooo:paragraph-rsid="0023823a"/>
    </style:style>
    <style:style style:name="P26" style:family="paragraph" style:parent-style-name="Table_20_Contents">
      <style:paragraph-properties fo:text-align="justify" style:justify-single-word="false"/>
      <style:text-properties fo:color="#c9211e" officeooo:rsid="0025f2b7" officeooo:paragraph-rsid="0025f2b7"/>
    </style:style>
    <style:style style:name="P27" style:family="paragraph" style:parent-style-name="Table_20_Contents">
      <style:paragraph-properties fo:text-align="justify" style:justify-single-word="false"/>
      <style:text-properties officeooo:paragraph-rsid="0023823a"/>
    </style:style>
    <style:style style:name="T1" style:family="text">
      <style:text-properties officeooo:rsid="000abe96"/>
    </style:style>
    <style:style style:name="T2" style:family="text">
      <style:text-properties fo:color="#c9211e"/>
    </style:style>
    <style:style style:name="T3" style:family="text">
      <style:text-properties fo:color="#c9211e" officeooo:rsid="000e8d59"/>
    </style:style>
    <style:style style:name="T4" style:family="text">
      <style:text-properties fo:color="#c9211e" officeooo:rsid="000fba40"/>
    </style:style>
    <style:style style:name="T5" style:family="text">
      <style:text-properties fo:color="#c9211e" officeooo:rsid="000fba7f"/>
    </style:style>
    <style:style style:name="T6" style:family="text">
      <style:text-properties fo:color="#c9211e" officeooo:rsid="00117aa0"/>
    </style:style>
    <style:style style:name="T7" style:family="text">
      <style:text-properties fo:color="#c9211e" officeooo:rsid="00124e9f"/>
    </style:style>
    <style:style style:name="T8" style:family="text">
      <style:text-properties fo:color="#c9211e" officeooo:rsid="00143155"/>
    </style:style>
    <style:style style:name="T9" style:family="text">
      <style:text-properties fo:color="#c9211e" officeooo:rsid="0023823a"/>
    </style:style>
    <style:style style:name="T10" style:family="text">
      <style:text-properties fo:color="#c9211e" officeooo:rsid="00242798"/>
    </style:style>
    <style:style style:name="T11" style:family="text">
      <style:text-properties fo:color="#c9211e" officeooo:rsid="002cbef2"/>
    </style:style>
    <style:style style:name="T12" style:family="text">
      <style:text-properties fo:color="#c9211e" officeooo:rsid="002e9f60"/>
    </style:style>
    <style:style style:name="T13" style:family="text">
      <style:text-properties fo:color="#c9211e" officeooo:rsid="0030b05d"/>
    </style:style>
    <style:style style:name="T14" style:family="text">
      <style:text-properties fo:color="#c9211e" officeooo:rsid="00317773"/>
    </style:style>
    <style:style style:name="T15" style:family="text">
      <style:text-properties fo:color="#c9211e" officeooo:rsid="00334bf7"/>
    </style:style>
    <style:style style:name="T16" style:family="text">
      <style:text-properties fo:color="#c9211e" officeooo:rsid="00342598"/>
    </style:style>
    <style:style style:name="T17" style:family="text">
      <style:text-properties fo:color="#c9211e" officeooo:rsid="0035f1f4"/>
    </style:style>
    <style:style style:name="T18" style:family="text">
      <style:text-properties fo:color="#c9211e" officeooo:rsid="0036b557"/>
    </style:style>
    <style:style style:name="T19" style:family="text">
      <style:text-properties fo:color="#c9211e" officeooo:rsid="003713f3"/>
    </style:style>
    <style:style style:name="T20" style:family="text">
      <style:text-properties fo:color="#c9211e" officeooo:rsid="00395d1f"/>
    </style:style>
    <style:style style:name="T21" style:family="text">
      <style:text-properties fo:color="#c9211e" officeooo:rsid="003b0558"/>
    </style:style>
    <style:style style:name="T22" style:family="text">
      <style:text-properties fo:color="#c9211e" officeooo:rsid="003bf1e4"/>
    </style:style>
    <style:style style:name="T23" style:family="text">
      <style:text-properties fo:color="#c9211e" officeooo:rsid="003ce8c4"/>
    </style:style>
    <style:style style:name="T24" style:family="text">
      <style:text-properties fo:color="#c9211e" officeooo:rsid="000abe96"/>
    </style:style>
    <style:style style:name="T25" style:family="text">
      <style:text-properties fo:color="#c9211e" officeooo:rsid="003f40f6"/>
    </style:style>
    <style:style style:name="T26" style:family="text">
      <style:text-properties fo:color="#c9211e" officeooo:rsid="003fe9f3"/>
    </style:style>
    <style:style style:name="T27" style:family="text">
      <style:text-properties fo:color="#c9211e" officeooo:rsid="0040f502"/>
    </style:style>
    <style:style style:name="T28" style:family="text">
      <style:text-properties fo:color="#c9211e" officeooo:rsid="004257ef"/>
    </style:style>
    <style:style style:name="T29" style:family="text">
      <style:text-properties fo:color="#c9211e" officeooo:rsid="004438ae"/>
    </style:style>
    <style:style style:name="T30" style:family="text">
      <style:text-properties fo:color="#c9211e" officeooo:rsid="00473a33"/>
    </style:style>
    <style:style style:name="T31" style:family="text">
      <style:text-properties fo:color="#c9211e" officeooo:rsid="0047d783"/>
    </style:style>
    <style:style style:name="T32" style:family="text">
      <style:text-properties officeooo:rsid="001806b2"/>
    </style:style>
    <style:style style:name="T33" style:family="text">
      <style:text-properties officeooo:rsid="00195d37"/>
    </style:style>
    <style:style style:name="T34" style:family="text">
      <style:text-properties officeooo:rsid="001bdfba"/>
    </style:style>
    <style:style style:name="T35" style:family="text">
      <style:text-properties officeooo:rsid="001d631a"/>
    </style:style>
    <style:style style:name="T36" style:family="text">
      <style:text-properties officeooo:rsid="001e3264"/>
    </style:style>
    <style:style style:name="T37" style:family="text">
      <style:text-properties officeooo:rsid="002790e6"/>
    </style:style>
    <style:style style:name="T38" style:family="text">
      <style:text-properties officeooo:rsid="00284f9b"/>
    </style:style>
    <style:style style:name="T39" style:family="text">
      <style:text-properties officeooo:rsid="002b4e9b"/>
    </style:style>
    <style:style style:name="T40" style:family="text">
      <style:text-properties officeooo:rsid="002cbef2"/>
    </style:style>
    <style:style style:name="T41" style:family="text">
      <style:text-properties officeooo:rsid="002e9f60"/>
    </style:style>
    <style:style style:name="T42" style:family="text">
      <style:text-properties officeooo:rsid="00305202"/>
    </style:style>
    <style:style style:name="T43" style:family="text">
      <style:text-properties officeooo:rsid="004438ae"/>
    </style:style>
    <style:style style:name="T44" style:family="text">
      <style:text-properties officeooo:rsid="0047d7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01. O que são as reg<text:span text:style-name="T1">r</text:span>as de inferências Fuzzy? Como elas são definidas? Mostre pelo menos um exemplo de <text:span text:style-name="T42">i</text:span>nferência, utilizando, por exemplo, os operadores E ou OU.</text:p>
      <text:p text:style-name="P20"/>
      <text:p text:style-name="P20"><text:span text:style-name="T2"><text:tab/></text:span><text:span text:style-name="T4">São sentenças usadas para tomadas de decisão</text:span><text:span text:style-name="T3"> que possu</text:span><text:span text:style-name="T4">em</text:span><text:span text:style-name="T3"> o formato “SE a E/OU b ENTÃO c”.</text:span></text:p>
      <text:p text:style-name="P21"><text:span text:style-name="T3"><text:tab/></text:span><text:span text:style-name="T4">Exe</text:span><text:span text:style-name="T5">m</text:span><text:span text:style-name="T4">plos:<text:tab/>SE </text:span><text:span text:style-name="T6">temperatura &gt; 0</text:span><text:span text:style-name="T8">ºC</text:span><text:span text:style-name="T6"> E temperatura &lt; 100</text:span><text:span text:style-name="T8">ºC</text:span><text:span text:style-name="T6"> ENTÃO água líquida</text:span></text:p>
      <text:p text:style-name="P20"><text:span text:style-name="T6"><text:tab/><text:tab/><text:tab/>SE velocidade = 100 E limite = 80 ENTÃO multa</text:span><text:span text:style-name="T7">do</text:span></text:p>
      <text:p text:style-name="P20"/>
      <text:p text:style-name="P20">02. Quais são os passos necessários para o desenvolvimento de um sistema Fuzzy? Cite pelo menos um exemplo para cada um deles.</text:p>
      <text:p text:style-name="P19"/>
      <text:list xml:id="list299405959" text:style-name="L1">
        <text:list-item>
          <text:p text:style-name="P11"><text:span text:style-name="T32">Definir variáveis linguística</text:span><text:span text:style-name="T33">s</text:span></text:p>
        </text:list-item>
      </text:list>
      <text:list xml:id="list3308326051" text:style-name="L11">
        <text:list-item>
          <text:p text:style-name="P12"><text:span text:style-name="T32">Temperatura </text:span><text:span text:style-name="T33">= { </text:span><text:span text:style-name="T37">Fria</text:span><text:span text:style-name="T33">, média e </text:span><text:span text:style-name="T37">quente</text:span><text:span text:style-name="T33"> }</text:span></text:p>
        </text:list-item>
      </text:list>
      <text:list xml:id="list3845886601" text:style-name="L5">
        <text:list-item>
          <text:p text:style-name="P13"><text:span text:style-name="T33">Velocidade = { baixa, média e alta }</text:span></text:p>
        </text:list-item>
      </text:list>
      <text:p text:style-name="P14"/>
      <text:list xml:id="list185856737565012" text:continue-list="list299405959" text:style-name="L1">
        <text:list-item>
          <text:p text:style-name="P3"><text:span text:style-name="T34">Definir curvas de </text:span>Fuzzificação</text:p>
        </text:list-item>
      </text:list>
      <text:list xml:id="list1341432693" text:style-name="L12">
        <text:list-item>
          <text:p text:style-name="P4">Temperatura</text:p>
          <text:list>
            <text:list-item>
              <text:p text:style-name="P10">Fria</text:p>
              <text:list>
                <text:list-item>
                  <text:p text:style-name="P15"><text:span text:style-name="T34">1 </text:span><text:span text:style-name="T38">SE</text:span><text:span text:style-name="T34"> temperatura &lt; 20</text:span></text:p>
                </text:list-item>
                <text:list-item>
                  <text:p text:style-name="P5">50 – temperatura / 30 <text:span text:style-name="T38">SE</text:span> 20 &lt;= temperatura &lt;= 50</text:p>
                </text:list-item>
                <text:list-item>
                  <text:p text:style-name="P6"><text:span text:style-name="T35">0 </text:span><text:span text:style-name="T38">SE</text:span> temperatura &gt; 50</text:p>
                </text:list-item>
              </text:list>
            </text:list-item>
            <text:list-item>
              <text:p text:style-name="P7">Média</text:p>
              <text:list>
                <text:list-item>
                  <text:p text:style-name="P6">0 <text:span text:style-name="T38">SE</text:span> temperatura &lt; 20 <text:span text:style-name="T38">E</text:span> temperatura &gt; 80</text:p>
                </text:list-item>
                <text:list-item>
                  <text:p text:style-name="P6">temperatura – 20 / 30 <text:span text:style-name="T38">SE</text:span> 20 &lt;= temperatura &lt; 50</text:p>
                </text:list-item>
                <text:list-item>
                  <text:p text:style-name="P5"><text:span text:style-name="T36">8</text:span>0 – temperatura / <text:span text:style-name="T36">3</text:span>0 <text:span text:style-name="T38">SE</text:span> <text:span text:style-name="T36">5</text:span>0 &lt;<text:span text:style-name="T36">=</text:span> temperatura &lt;= <text:span text:style-name="T36">8</text:span>0</text:p>
                </text:list-item>
              </text:list>
            </text:list-item>
            <text:list-item>
              <text:p text:style-name="P10">Quente</text:p>
              <text:list>
                <text:list-item>
                  <text:p text:style-name="P6">0 <text:span text:style-name="T38">SE</text:span> temperatura &lt; 50</text:p>
                </text:list-item>
                <text:list-item>
                  <text:p text:style-name="P6">temperatura – 50 / 30 <text:span text:style-name="T38">SE</text:span> 20 &lt;= temperatura &lt; 50</text:p>
                </text:list-item>
                <text:list-item>
                  <text:p text:style-name="P6">1 <text:span text:style-name="T38">SE</text:span> temperatura &gt; 80</text:p>
                </text:list-item>
              </text:list>
            </text:list-item>
          </text:list>
        </text:list-item>
      </text:list>
      <text:p text:style-name="P8"/>
      <text:list xml:id="list185856380039908" text:continue-list="list185856737565012" text:style-name="L1">
        <text:list-item>
          <text:p text:style-name="P9">Definir relações nebulosas</text:p>
        </text:list-item>
      </text:list>
      <table:table table:name="Tabela1" table:style-name="Tabela1">
        <table:table-column table:style-name="Tabela1.A" table:number-columns-repeated="6"/>
        <table:table-row table:style-name="TableLine94582273094064">
          <table:table-cell table:style-name="Tabela1.A1" office:value-type="string">
            <text:p text:style-name="P27"><text:span text:style-name="T9">R(Valor, Desc</text:span><text:span text:style-name="T10">rição</text:span><text:span text:style-name="T9">)</text:span></text:p>
          </table:table-cell>
          <table:table-cell table:style-name="Tabela1.A1" office:value-type="string">
            <text:p text:style-name="P24">0ºC</text:p>
          </table:table-cell>
          <table:table-cell table:style-name="Tabela1.A1" office:value-type="string">
            <text:p text:style-name="P24">20ºC</text:p>
          </table:table-cell>
          <table:table-cell table:style-name="Tabela1.A1" office:value-type="string">
            <text:p text:style-name="P24">50ºC</text:p>
          </table:table-cell>
          <table:table-cell table:style-name="Tabela1.A1" office:value-type="string">
            <text:p text:style-name="P24">80ºC</text:p>
          </table:table-cell>
          <table:table-cell table:style-name="Tabela1.F1" office:value-type="string">
            <text:p text:style-name="P24">100ºC</text:p>
          </table:table-cell>
        </table:table-row>
        <table:table-row table:style-name="TableLine94582273094064">
          <table:table-cell table:style-name="Tabela1.A2" office:value-type="string">
            <text:p text:style-name="P26">Fria</text:p>
          </table:table-cell>
          <table:table-cell table:style-name="Tabela1.A2" office:value-type="string">
            <text:p text:style-name="P25">1</text:p>
          </table:table-cell>
          <table:table-cell table:style-name="Tabela1.A2" office:value-type="string">
            <text:p text:style-name="P25">1</text:p>
          </table:table-cell>
          <table:table-cell table:style-name="Tabela1.A2" office:value-type="string">
            <text:p text:style-name="P25">0</text:p>
          </table:table-cell>
          <table:table-cell table:style-name="Tabela1.A2" office:value-type="string">
            <text:p text:style-name="P25">0</text:p>
          </table:table-cell>
          <table:table-cell table:style-name="Tabela1.F2" office:value-type="string">
            <text:p text:style-name="P25">0</text:p>
          </table:table-cell>
        </table:table-row>
        <table:table-row table:style-name="TableLine94582273094064">
          <table:table-cell table:style-name="Tabela1.A2" office:value-type="string">
            <text:p text:style-name="P24">Média</text:p>
          </table:table-cell>
          <table:table-cell table:style-name="Tabela1.A2" office:value-type="string">
            <text:p text:style-name="P25">0</text:p>
          </table:table-cell>
          <table:table-cell table:style-name="Tabela1.A2" office:value-type="string">
            <text:p text:style-name="P25">0</text:p>
          </table:table-cell>
          <table:table-cell table:style-name="Tabela1.A2" office:value-type="string">
            <text:p text:style-name="P25">1</text:p>
          </table:table-cell>
          <table:table-cell table:style-name="Tabela1.A2" office:value-type="string">
            <text:p text:style-name="P25">0</text:p>
          </table:table-cell>
          <table:table-cell table:style-name="Tabela1.F2" office:value-type="string">
            <text:p text:style-name="P25">0</text:p>
          </table:table-cell>
        </table:table-row>
        <table:table-row table:style-name="TableLine94582273094064">
          <table:table-cell table:style-name="Tabela1.A2" office:value-type="string">
            <text:p text:style-name="P26">Quente</text:p>
          </table:table-cell>
          <table:table-cell table:style-name="Tabela1.A2" office:value-type="string">
            <text:p text:style-name="P25">0</text:p>
          </table:table-cell>
          <table:table-cell table:style-name="Tabela1.A2" office:value-type="string">
            <text:p text:style-name="P25">0</text:p>
          </table:table-cell>
          <table:table-cell table:style-name="Tabela1.A2" office:value-type="string">
            <text:p text:style-name="P25">0</text:p>
          </table:table-cell>
          <table:table-cell table:style-name="Tabela1.A2" office:value-type="string">
            <text:p text:style-name="P25">1</text:p>
          </table:table-cell>
          <table:table-cell table:style-name="Tabela1.F2" office:value-type="string">
            <text:p text:style-name="P25">1</text:p>
          </table:table-cell>
        </table:table-row>
      </table:table>
      <text:p text:style-name="P1"/>
      <text:list xml:id="list185855862081866" text:continue-numbering="true" text:style-name="L1">
        <text:list-item>
          <text:p text:style-name="P2">Obter valores nebulosos</text:p>
        </text:list-item>
      </text:list>
      <text:list xml:id="list4032114485" text:style-name="L14">
        <text:list-item>
          <text:p text:style-name="P16"><text:span text:style-name="T38">SE temperatura &gt; 29.76ºC E </text:span><text:span text:style-name="T39">temperatura &lt; 2400ºC</text:span><text:span text:style-name="T38"> ENTÃO gálio líquido</text:span></text:p>
        </text:list-item>
      </text:list>
      <text:p text:style-name="P17"/>
      <text:list xml:id="list185856845254933" text:continue-list="list185855862081866" text:style-name="L1">
        <text:list-item>
          <text:p text:style-name="P2">Executar defuzzificação</text:p>
        </text:list-item>
      </text:list>
      <text:list xml:id="list2002280756" text:style-name="L15">
        <text:list-item>
          <text:p text:style-name="P18"><text:span text:style-name="T40">Com uma temperatura por volta de 35ºC onde o grau de pertinência é 0.5 para fria e média, a resolução seria em favor à temperatura fria, pois </text:span><text:span text:style-name="T41">segundo o método da média do máximo, a temperatura fria, em média, possui maior grau de pertinência que a temperatura média.</text:span></text:p>
        </text:list-item>
      </text:list>
      <text:p text:style-name="P20"/>
      <text:p text:style-name="P23">03. O algoritmo de treinamento do Perceptron fornece uma solução única, ou seja, sempre a mesma solução? <text:span text:style-name="T42">O</text:span>u pode fornecer múltiplas soluções para um determinado problema de classificação de padrões linearmente separáveis? Justifique a resposta.</text:p>
      <text:p text:style-name="P20"/>
      <text:p text:style-name="P20"><text:tab/><text:span text:style-name="T13">Não. </text:span><text:span text:style-name="T14">A condição de parada do loop é que o erro seja aceitável e nem sempre ele terá o mesmo valor na mesma iteração em treinamentos diferentes. Isso faz com que o algoritmo alcance soluções que podem ser locais e não globa</text:span><text:span text:style-name="T16">l </text:span><text:span text:style-name="T15">(melhor solução de todas)</text:span><text:span text:style-name="T14">.</text:span></text:p>
      <text:p text:style-name="P20"/>
      <text:p text:style-name="P20">04. O que significa dizer que a rede neural artificial decorou?</text:p>
      <text:p text:style-name="P20"/>
      <text:p text:style-name="P20"><text:tab/><text:span text:style-name="T17">Significa que a rede não </text:span><text:span text:style-name="T18">é</text:span><text:span text:style-name="T17"> mais capaz de generalizar </text:span><text:span text:style-name="T19">porque memorizou os padrões do treino. Desta forma, ela não consegue trabalhar dados </text:span><text:span text:style-name="T20">que ainda não foram vistos</text:span><text:span text:style-name="T19">. </text:span><text:span text:style-name="T21">É como se a rede ficasse com a memória cheia e </text:span><text:span text:style-name="T22">não </text:span><text:span text:style-name="T23">consegu</text:span><text:span text:style-name="T31">isse</text:span><text:span text:style-name="T21"> “armazenar” mais dados.</text:span></text:p>
      <text:p text:style-name="P20"/>
      <text:p text:style-name="P20">05. Como uma MLP aprende, ou seja, como é o seu algoritmo de aprendizagem?</text:p>
      <text:p text:style-name="P20"/>
      <text:p text:style-name="P22"><text:span text:style-name="T24"><text:tab/></text:span><text:span text:style-name="T25">As entradas com seus devidos pesos </text:span><text:span text:style-name="T26">e vieses (bias)</text:span><text:span text:style-name="T25"> são enviados para as camadas ocultas </text:span><text:span text:style-name="T27">na fase de treinamento. </text:span><text:span text:style-name="T28">É feita uma relação entre esses pesos e bias com o gradiente de erro. A partir daí, o novo gradiente </text:span><text:span text:style-name="T29">e novos pesos</text:span><text:span text:style-name="T28"> </text:span><text:span text:style-name="T29">são</text:span><text:span text:style-name="T28"> definido</text:span><text:span text:style-name="T29">s</text:span><text:span text:style-name="T25"> </text:span><text:span text:style-name="T26">e funções são usadas para determinar quais neurônios vão ser ativados ou atenuados. </text:span><text:span text:style-name="T27">Dependendo do número de neurônio</text:span><text:span text:style-name="T30">s</text:span><text:span text:style-name="T27">, camadas e ligações entre neurônios, esses resultados seguem nas camadas seguintes </text:span><text:span text:style-name="T29">executando esses mesmos cálculos</text:span><text:span text:style-name="T27"> até </text:span><text:span text:style-name="T29">chegar</text:span><text:span text:style-name="T27"> </text:span><text:span text:style-name="T29">n</text:span><text:span text:style-name="T27">a camada de saída.</text:span></text:p>
      <text:p text:style-name="P22"><text:span text:style-name="T2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4:29:09.937146458</meta:creation-date>
    <dc:date>2021-09-22T18:58:54.534550430</dc:date>
    <meta:editing-duration>PT8H44M30S</meta:editing-duration>
    <meta:editing-cycles>46</meta:editing-cycles>
    <meta:generator>LibreOffice/6.4.7.2$Linux_X86_64 LibreOffice_project/40$Build-2</meta:generator>
    <meta:document-statistic meta:table-count="1" meta:image-count="0" meta:object-count="0" meta:page-count="2" meta:paragraph-count="57" meta:word-count="532" meta:character-count="2866" meta:non-whitespace-character-count="2401"/>
  </office:meta>
</office:document-meta>
</file>